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float" office:value="87.5808838819371" calcext:value-type="float">
            <text:p>87.5808838819371</text:p>
          </table:table-cell>
          <table:table-cell office:value-type="float" office:value="103.959763506058" calcext:value-type="float">
            <text:p>103.959763506058</text:p>
          </table:table-cell>
          <table:table-cell office:value-type="float" office:value="98.3367897707764" calcext:value-type="float">
            <text:p>98.3367897707764</text:p>
          </table:table-cell>
          <table:table-cell table:number-columns-repeated="2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office:value-type="float" office:value="9.81495" calcext:value-type="float">
            <text:p>9.81495</text:p>
          </table:table-cell>
          <table:table-cell office:value-type="string" calcext:value-type="string">
            <text:p>m/s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t</text:p>
          </table:table-cell>
          <table:table-cell office:value-type="float" office:value="0.364055" calcext:value-type="float">
            <text:p>0.364055</text:p>
          </table:table-cell>
          <table:table-cell office:value-type="string" calcext:value-type="string">
            <text:p>ms</text:p>
          </table:table-cell>
          <table:table-cell table:formula="of:=[.D11]/1000" office:value-type="float" office:value="0.000364055" calcext:value-type="float">
            <text:p>0.000364055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tance</text:p>
          </table:table-cell>
          <table:table-cell office:value-type="float" office:value="35.8" calcext:value-type="float">
            <text:p>35.8</text:p>
          </table:table-cell>
          <table:table-cell office:value-type="string" calcext:value-type="string">
            <text:p>mm</text:p>
          </table:table-cell>
          <table:table-cell table:formula="of:=[.D13]/1000" office:value-type="float" office:value="0.0358" calcext:value-type="float">
            <text:p>0.0358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Speed</text:p>
          </table:table-cell>
          <table:table-cell table:formula="of:=[.F13]/[.F11]" office:value-type="float" office:value="98.3367897707764" calcext:value-type="float">
            <text:p>98.3367897707764</text:p>
          </table:table-cell>
          <table:table-cell office:value-type="string" calcext:value-type="string">
            <text:p>m/s</text:p>
          </table:table-cell>
          <table:table-cell table:formula="of:=[.F15]/[.F11]" office:value-type="float" office:value="270115.201743628" calcext:value-type="float">
            <text:p>270115.201743628</text:p>
          </table:table-cell>
        </table:table-row>
        <table:table-row table:style-name="ro1">
          <table:table-cell table:number-columns-repeated="5"/>
          <table:table-cell table:formula="of:=[.F15]/0.3048" office:value-type="float" office:value="322.627263027482" calcext:value-type="float">
            <text:p>322.627263027482</text:p>
          </table:table-cell>
          <table:table-cell office:value-type="string" calcext:value-type="string">
            <text:p>fps</text:p>
          </table:table-cell>
          <table:table-cell/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distance</text:p>
          </table:table-cell>
          <table:table-cell office:value-type="float" office:value="35.8" calcext:value-type="float">
            <text:p>35.8</text:p>
          </table:table-cell>
          <table:table-cell office:value-type="string" calcext:value-type="string">
            <text:p>mm</text:p>
          </table:table-cell>
          <table:table-cell table:formula="of:=[.G4]/1000" office:value-type="float" office:value="0.0358" calcext:value-type="float">
            <text:p>0.0358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float" office:value="0.364055" calcext:value-type="float">
            <text:p>0.364055</text:p>
          </table:table-cell>
          <table:table-cell office:value-type="string" calcext:value-type="string">
            <text:p>ms</text:p>
          </table:table-cell>
          <table:table-cell table:formula="of:=[.C9]/1000" office:value-type="float" office:value="0.000364055" calcext:value-type="float">
            <text:p>0.000364055</text:p>
          </table:table-cell>
          <table:table-cell office:value-type="string" calcext:value-type="string">
            <text:p>Speed</text:p>
          </table:table-cell>
          <table:table-cell table:formula="of:=[.$I$4]/[.E9]" office:value-type="float" office:value="98.3367897707764" calcext:value-type="float">
            <text:p>98.3367897707764</text:p>
          </table:table-cell>
          <table:table-cell office:value-type="string" calcext:value-type="string">
            <text:p>m/s</text:p>
          </table:table-cell>
          <table:table-cell table:formula="of:=[.G9]/[.E9]" office:value-type="float" office:value="270115.201743628" calcext:value-type="float">
            <text:p>270115.201743628</text:p>
          </table:table-cell>
          <table:table-cell table:formula="of:=[.G9]/0.3048" office:value-type="float" office:value="322.627263027482" calcext:value-type="float">
            <text:p>322.627263027482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2"/>
          <table:table-cell office:value-type="float" office:value="0.36894" calcext:value-type="float">
            <text:p>0.36894</text:p>
          </table:table-cell>
          <table:table-cell office:value-type="string" calcext:value-type="string">
            <text:p>ms</text:p>
          </table:table-cell>
          <table:table-cell table:formula="of:=[.C10]/1000" office:value-type="float" office:value="0.00036894" calcext:value-type="float">
            <text:p>0.00036894</text:p>
          </table:table-cell>
          <table:table-cell office:value-type="string" calcext:value-type="string">
            <text:p>Speed</text:p>
          </table:table-cell>
          <table:table-cell table:formula="of:=[.$I$4]/[.E10]" office:value-type="float" office:value="97.0347481975389" calcext:value-type="float">
            <text:p>97.0347481975389</text:p>
          </table:table-cell>
          <table:table-cell office:value-type="string" calcext:value-type="string">
            <text:p>m/s</text:p>
          </table:table-cell>
          <table:table-cell table:formula="of:=[.G10]/[.E10]" office:value-type="float" office:value="263009.563065916" calcext:value-type="float">
            <text:p>263009.563065916</text:p>
          </table:table-cell>
          <table:table-cell table:formula="of:=[.G10]/0.3048" office:value-type="float" office:value="318.355473089038" calcext:value-type="float">
            <text:p>318.355473089038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2"/>
          <table:table-cell office:value-type="float" office:value="0.376626" calcext:value-type="float">
            <text:p>0.376626</text:p>
          </table:table-cell>
          <table:table-cell office:value-type="string" calcext:value-type="string">
            <text:p>ms</text:p>
          </table:table-cell>
          <table:table-cell table:formula="of:=[.C11]/1000" office:value-type="float" office:value="0.000376626" calcext:value-type="float">
            <text:p>0.000376626</text:p>
          </table:table-cell>
          <table:table-cell office:value-type="string" calcext:value-type="string">
            <text:p>Speed</text:p>
          </table:table-cell>
          <table:table-cell table:formula="of:=[.$I$4]/[.E11]" office:value-type="float" office:value="95.0545103099627" calcext:value-type="float">
            <text:p>95.0545103099627</text:p>
          </table:table-cell>
          <table:table-cell office:value-type="string" calcext:value-type="string">
            <text:p>m/s</text:p>
          </table:table-cell>
          <table:table-cell table:formula="of:=[.G11]/[.E11]" office:value-type="float" office:value="252384.355594045" calcext:value-type="float">
            <text:p>252384.355594045</text:p>
          </table:table-cell>
          <table:table-cell table:formula="of:=[.G11]/0.3048" office:value-type="float" office:value="311.858629625862" calcext:value-type="float">
            <text:p>311.858629625862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ms</text:p>
          </table:table-cell>
          <table:table-cell table:formula="of:=[.C12]/1000" office:value-type="string" office:string-value="" calcext:value-type="error">
            <text:p>#VALUE!</text:p>
          </table:table-cell>
          <table:table-cell office:value-type="string" calcext:value-type="string">
            <text:p>Speed</text:p>
          </table:table-cell>
          <table:table-cell table:formula="of:=[.$I$4]/[.E12]" office:value-type="string" office:string-value="" calcext:value-type="error">
            <text:p>#VALUE!</text:p>
          </table:table-cell>
          <table:table-cell office:value-type="string" calcext:value-type="string">
            <text:p>m/s</text:p>
          </table:table-cell>
          <table:table-cell table:formula="of:=[.G12]/[.E12]" office:value-type="string" office:string-value="" calcext:value-type="error">
            <text:p>#VALUE!</text:p>
          </table:table-cell>
          <table:table-cell table:formula="of:=[.G12]/0.3048" office:value-type="string" office:string-value="" calcext:value-type="error">
            <text:p>#VALUE!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</text:p>
          </table:table-cell>
          <table:table-cell table:formula="of:=[.C13]/1000"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table:formula="of:=[.$I$4]/[.E13]" office:value-type="string" office:string-value="" calcext:value-type="error">
            <text:p>#DIV/0!</text:p>
          </table:table-cell>
          <table:table-cell office:value-type="string" calcext:value-type="string">
            <text:p>m/s</text:p>
          </table:table-cell>
          <table:table-cell table:formula="of:=[.G13]/[.E13]" office:value-type="string" office:string-value="" calcext:value-type="error">
            <text:p>#DIV/0!</text:p>
          </table:table-cell>
          <table:table-cell table:formula="of:=[.G13]/0.3048" office:value-type="string" office:string-value="" calcext:value-type="error">
            <text:p>#DIV/0!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</text:p>
          </table:table-cell>
          <table:table-cell table:formula="of:=[.C14]/1000"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table:formula="of:=[.$I$4]/[.E14]" office:value-type="string" office:string-value="" calcext:value-type="error">
            <text:p>#DIV/0!</text:p>
          </table:table-cell>
          <table:table-cell office:value-type="string" calcext:value-type="string">
            <text:p>m/s</text:p>
          </table:table-cell>
          <table:table-cell table:formula="of:=[.G14]/[.E14]" office:value-type="string" office:string-value="" calcext:value-type="error">
            <text:p>#DIV/0!</text:p>
          </table:table-cell>
          <table:table-cell table:formula="of:=[.G14]/0.3048" office:value-type="string" office:string-value="" calcext:value-type="error">
            <text:p>#DIV/0!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</text:p>
          </table:table-cell>
          <table:table-cell table:formula="of:=[.C15]/1000"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table:formula="of:=[.$I$4]/[.E15]" office:value-type="string" office:string-value="" calcext:value-type="error">
            <text:p>#DIV/0!</text:p>
          </table:table-cell>
          <table:table-cell office:value-type="string" calcext:value-type="string">
            <text:p>m/s</text:p>
          </table:table-cell>
          <table:table-cell table:formula="of:=[.G15]/[.E15]" office:value-type="string" office:string-value="" calcext:value-type="error">
            <text:p>#DIV/0!</text:p>
          </table:table-cell>
          <table:table-cell table:formula="of:=[.G15]/0.3048" office:value-type="string" office:string-value="" calcext:value-type="error">
            <text:p>#DIV/0!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</text:p>
          </table:table-cell>
          <table:table-cell table:formula="of:=[.C16]/1000"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table:formula="of:=[.$I$4]/[.E16]" office:value-type="string" office:string-value="" calcext:value-type="error">
            <text:p>#DIV/0!</text:p>
          </table:table-cell>
          <table:table-cell office:value-type="string" calcext:value-type="string">
            <text:p>m/s</text:p>
          </table:table-cell>
          <table:table-cell table:formula="of:=[.G16]/[.E16]" office:value-type="string" office:string-value="" calcext:value-type="error">
            <text:p>#DIV/0!</text:p>
          </table:table-cell>
          <table:table-cell table:formula="of:=[.G16]/0.3048" office:value-type="string" office:string-value="" calcext:value-type="error">
            <text:p>#DIV/0!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</text:p>
          </table:table-cell>
          <table:table-cell table:formula="of:=[.C17]/1000"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table:formula="of:=[.$I$4]/[.E17]" office:value-type="string" office:string-value="" calcext:value-type="error">
            <text:p>#DIV/0!</text:p>
          </table:table-cell>
          <table:table-cell office:value-type="string" calcext:value-type="string">
            <text:p>m/s</text:p>
          </table:table-cell>
          <table:table-cell table:formula="of:=[.G17]/[.E17]" office:value-type="string" office:string-value="" calcext:value-type="error">
            <text:p>#DIV/0!</text:p>
          </table:table-cell>
          <table:table-cell table:formula="of:=[.G17]/0.3048" office:value-type="string" office:string-value="" calcext:value-type="error">
            <text:p>#DIV/0!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</text:p>
          </table:table-cell>
          <table:table-cell table:formula="of:=[.C18]/1000"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table:formula="of:=[.$I$4]/[.E18]" office:value-type="string" office:string-value="" calcext:value-type="error">
            <text:p>#DIV/0!</text:p>
          </table:table-cell>
          <table:table-cell office:value-type="string" calcext:value-type="string">
            <text:p>m/s</text:p>
          </table:table-cell>
          <table:table-cell table:formula="of:=[.G18]/[.E18]" office:value-type="string" office:string-value="" calcext:value-type="error">
            <text:p>#DIV/0!</text:p>
          </table:table-cell>
          <table:table-cell table:formula="of:=[.G18]/0.3048" office:value-type="string" office:string-value="" calcext:value-type="error">
            <text:p>#DIV/0!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</text:p>
          </table:table-cell>
          <table:table-cell table:formula="of:=[.C19]/1000"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table:formula="of:=[.$I$4]/[.E19]" office:value-type="string" office:string-value="" calcext:value-type="error">
            <text:p>#DIV/0!</text:p>
          </table:table-cell>
          <table:table-cell office:value-type="string" calcext:value-type="string">
            <text:p>m/s</text:p>
          </table:table-cell>
          <table:table-cell table:formula="of:=[.G19]/[.E19]" office:value-type="string" office:string-value="" calcext:value-type="error">
            <text:p>#DIV/0!</text:p>
          </table:table-cell>
          <table:table-cell table:formula="of:=[.G19]/0.3048" office:value-type="string" office:string-value="" calcext:value-type="error">
            <text:p>#DIV/0!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</text:p>
          </table:table-cell>
          <table:table-cell table:formula="of:=[.C20]/1000"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table:formula="of:=[.$I$4]/[.E20]" office:value-type="string" office:string-value="" calcext:value-type="error">
            <text:p>#DIV/0!</text:p>
          </table:table-cell>
          <table:table-cell office:value-type="string" calcext:value-type="string">
            <text:p>m/s</text:p>
          </table:table-cell>
          <table:table-cell table:formula="of:=[.G20]/[.E20]" office:value-type="string" office:string-value="" calcext:value-type="error">
            <text:p>#DIV/0!</text:p>
          </table:table-cell>
          <table:table-cell table:formula="of:=[.G20]/0.3048" office:value-type="string" office:string-value="" calcext:value-type="error">
            <text:p>#DIV/0!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</text:p>
          </table:table-cell>
          <table:table-cell table:formula="of:=[.C21]/1000"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table:formula="of:=[.$I$4]/[.E21]" office:value-type="string" office:string-value="" calcext:value-type="error">
            <text:p>#DIV/0!</text:p>
          </table:table-cell>
          <table:table-cell office:value-type="string" calcext:value-type="string">
            <text:p>m/s</text:p>
          </table:table-cell>
          <table:table-cell table:formula="of:=[.G21]/[.E21]" office:value-type="string" office:string-value="" calcext:value-type="error">
            <text:p>#DIV/0!</text:p>
          </table:table-cell>
          <table:table-cell table:formula="of:=[.G21]/0.3048" office:value-type="string" office:string-value="" calcext:value-type="error">
            <text:p>#DIV/0!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</text:p>
          </table:table-cell>
          <table:table-cell table:formula="of:=[.C22]/1000"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table:formula="of:=[.$I$4]/[.E22]" office:value-type="string" office:string-value="" calcext:value-type="error">
            <text:p>#DIV/0!</text:p>
          </table:table-cell>
          <table:table-cell office:value-type="string" calcext:value-type="string">
            <text:p>m/s</text:p>
          </table:table-cell>
          <table:table-cell table:formula="of:=[.G22]/[.E22]" office:value-type="string" office:string-value="" calcext:value-type="error">
            <text:p>#DIV/0!</text:p>
          </table:table-cell>
          <table:table-cell table:formula="of:=[.G22]/0.3048" office:value-type="string" office:string-value="" calcext:value-type="error">
            <text:p>#DIV/0!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</text:p>
          </table:table-cell>
          <table:table-cell table:formula="of:=[.C23]/1000"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table:formula="of:=[.$I$4]/[.E23]" office:value-type="string" office:string-value="" calcext:value-type="error">
            <text:p>#DIV/0!</text:p>
          </table:table-cell>
          <table:table-cell office:value-type="string" calcext:value-type="string">
            <text:p>m/s</text:p>
          </table:table-cell>
          <table:table-cell table:formula="of:=[.G23]/[.E23]" office:value-type="string" office:string-value="" calcext:value-type="error">
            <text:p>#DIV/0!</text:p>
          </table:table-cell>
          <table:table-cell table:formula="of:=[.G23]/0.3048" office:value-type="string" office:string-value="" calcext:value-type="error">
            <text:p>#DIV/0!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</text:p>
          </table:table-cell>
          <table:table-cell table:formula="of:=[.C24]/1000"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table:formula="of:=[.$I$4]/[.E24]" office:value-type="string" office:string-value="" calcext:value-type="error">
            <text:p>#DIV/0!</text:p>
          </table:table-cell>
          <table:table-cell office:value-type="string" calcext:value-type="string">
            <text:p>m/s</text:p>
          </table:table-cell>
          <table:table-cell table:formula="of:=[.G24]/[.E24]" office:value-type="string" office:string-value="" calcext:value-type="error">
            <text:p>#DIV/0!</text:p>
          </table:table-cell>
          <table:table-cell table:formula="of:=[.G24]/0.3048" office:value-type="string" office:string-value="" calcext:value-type="error">
            <text:p>#DIV/0!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</text:p>
          </table:table-cell>
          <table:table-cell table:formula="of:=[.C25]/1000"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table:formula="of:=[.$I$4]/[.E25]" office:value-type="string" office:string-value="" calcext:value-type="error">
            <text:p>#DIV/0!</text:p>
          </table:table-cell>
          <table:table-cell office:value-type="string" calcext:value-type="string">
            <text:p>m/s</text:p>
          </table:table-cell>
          <table:table-cell table:formula="of:=[.G25]/[.E25]" office:value-type="string" office:string-value="" calcext:value-type="error">
            <text:p>#DIV/0!</text:p>
          </table:table-cell>
          <table:table-cell table:formula="of:=[.G25]/0.3048" office:value-type="string" office:string-value="" calcext:value-type="error">
            <text:p>#DIV/0!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</text:p>
          </table:table-cell>
          <table:table-cell table:formula="of:=[.C26]/1000"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table:formula="of:=[.$I$4]/[.E26]" office:value-type="string" office:string-value="" calcext:value-type="error">
            <text:p>#DIV/0!</text:p>
          </table:table-cell>
          <table:table-cell office:value-type="string" calcext:value-type="string">
            <text:p>m/s</text:p>
          </table:table-cell>
          <table:table-cell table:formula="of:=[.G26]/[.E26]" office:value-type="string" office:string-value="" calcext:value-type="error">
            <text:p>#DIV/0!</text:p>
          </table:table-cell>
          <table:table-cell table:formula="of:=[.G26]/0.3048" office:value-type="string" office:string-value="" calcext:value-type="error">
            <text:p>#DIV/0!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</text:p>
          </table:table-cell>
          <table:table-cell table:formula="of:=[.C27]/1000"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table:formula="of:=[.$I$4]/[.E27]" office:value-type="string" office:string-value="" calcext:value-type="error">
            <text:p>#DIV/0!</text:p>
          </table:table-cell>
          <table:table-cell office:value-type="string" calcext:value-type="string">
            <text:p>m/s</text:p>
          </table:table-cell>
          <table:table-cell table:formula="of:=[.G27]/[.E27]" office:value-type="string" office:string-value="" calcext:value-type="error">
            <text:p>#DIV/0!</text:p>
          </table:table-cell>
          <table:table-cell table:formula="of:=[.G27]/0.3048" office:value-type="string" office:string-value="" calcext:value-type="error">
            <text:p>#DIV/0!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</text:p>
          </table:table-cell>
          <table:table-cell table:formula="of:=[.C28]/1000"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table:formula="of:=[.$I$4]/[.E28]" office:value-type="string" office:string-value="" calcext:value-type="error">
            <text:p>#DIV/0!</text:p>
          </table:table-cell>
          <table:table-cell office:value-type="string" calcext:value-type="string">
            <text:p>m/s</text:p>
          </table:table-cell>
          <table:table-cell table:formula="of:=[.G28]/[.E28]" office:value-type="string" office:string-value="" calcext:value-type="error">
            <text:p>#DIV/0!</text:p>
          </table:table-cell>
          <table:table-cell table:formula="of:=[.G28]/0.3048" office:value-type="string" office:string-value="" calcext:value-type="error">
            <text:p>#DIV/0!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</text:p>
          </table:table-cell>
          <table:table-cell table:formula="of:=[.C29]/1000"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table:formula="of:=[.$I$4]/[.E29]" office:value-type="string" office:string-value="" calcext:value-type="error">
            <text:p>#DIV/0!</text:p>
          </table:table-cell>
          <table:table-cell office:value-type="string" calcext:value-type="string">
            <text:p>m/s</text:p>
          </table:table-cell>
          <table:table-cell table:formula="of:=[.G29]/[.E29]" office:value-type="string" office:string-value="" calcext:value-type="error">
            <text:p>#DIV/0!</text:p>
          </table:table-cell>
          <table:table-cell table:formula="of:=[.G29]/0.3048" office:value-type="string" office:string-value="" calcext:value-type="error">
            <text:p>#DIV/0!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</text:p>
          </table:table-cell>
          <table:table-cell table:formula="of:=[.C30]/1000"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table:formula="of:=[.$I$4]/[.E30]" office:value-type="string" office:string-value="" calcext:value-type="error">
            <text:p>#DIV/0!</text:p>
          </table:table-cell>
          <table:table-cell office:value-type="string" calcext:value-type="string">
            <text:p>m/s</text:p>
          </table:table-cell>
          <table:table-cell table:formula="of:=[.G30]/[.E30]" office:value-type="string" office:string-value="" calcext:value-type="error">
            <text:p>#DIV/0!</text:p>
          </table:table-cell>
          <table:table-cell table:formula="of:=[.G30]/0.3048" office:value-type="string" office:string-value="" calcext:value-type="error">
            <text:p>#DIV/0!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</text:p>
          </table:table-cell>
          <table:table-cell table:formula="of:=[.C31]/1000"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table:formula="of:=[.$I$4]/[.E31]" office:value-type="string" office:string-value="" calcext:value-type="error">
            <text:p>#DIV/0!</text:p>
          </table:table-cell>
          <table:table-cell office:value-type="string" calcext:value-type="string">
            <text:p>m/s</text:p>
          </table:table-cell>
          <table:table-cell table:formula="of:=[.G31]/[.E31]" office:value-type="string" office:string-value="" calcext:value-type="error">
            <text:p>#DIV/0!</text:p>
          </table:table-cell>
          <table:table-cell table:formula="of:=[.G31]/0.3048" office:value-type="string" office:string-value="" calcext:value-type="error">
            <text:p>#DIV/0!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</text:p>
          </table:table-cell>
          <table:table-cell table:formula="of:=[.C32]/1000"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table:formula="of:=[.$I$4]/[.E32]" office:value-type="string" office:string-value="" calcext:value-type="error">
            <text:p>#DIV/0!</text:p>
          </table:table-cell>
          <table:table-cell office:value-type="string" calcext:value-type="string">
            <text:p>m/s</text:p>
          </table:table-cell>
          <table:table-cell table:formula="of:=[.G32]/[.E32]" office:value-type="string" office:string-value="" calcext:value-type="error">
            <text:p>#DIV/0!</text:p>
          </table:table-cell>
          <table:table-cell table:formula="of:=[.G32]/0.3048" office:value-type="string" office:string-value="" calcext:value-type="error">
            <text:p>#DIV/0!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</text:p>
          </table:table-cell>
          <table:table-cell table:formula="of:=[.C33]/1000"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table:formula="of:=[.$I$4]/[.E33]" office:value-type="string" office:string-value="" calcext:value-type="error">
            <text:p>#DIV/0!</text:p>
          </table:table-cell>
          <table:table-cell office:value-type="string" calcext:value-type="string">
            <text:p>m/s</text:p>
          </table:table-cell>
          <table:table-cell table:formula="of:=[.G33]/[.E33]" office:value-type="string" office:string-value="" calcext:value-type="error">
            <text:p>#DIV/0!</text:p>
          </table:table-cell>
          <table:table-cell table:formula="of:=[.G33]/0.3048" office:value-type="string" office:string-value="" calcext:value-type="error">
            <text:p>#DIV/0!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</text:p>
          </table:table-cell>
          <table:table-cell table:formula="of:=[.C34]/1000"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table:formula="of:=[.$I$4]/[.E34]" office:value-type="string" office:string-value="" calcext:value-type="error">
            <text:p>#DIV/0!</text:p>
          </table:table-cell>
          <table:table-cell office:value-type="string" calcext:value-type="string">
            <text:p>m/s</text:p>
          </table:table-cell>
          <table:table-cell table:formula="of:=[.G34]/[.E34]" office:value-type="string" office:string-value="" calcext:value-type="error">
            <text:p>#DIV/0!</text:p>
          </table:table-cell>
          <table:table-cell table:formula="of:=[.G34]/0.3048" office:value-type="string" office:string-value="" calcext:value-type="error">
            <text:p>#DIV/0!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</text:p>
          </table:table-cell>
          <table:table-cell table:formula="of:=[.C35]/1000"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table:formula="of:=[.$I$4]/[.E35]" office:value-type="string" office:string-value="" calcext:value-type="error">
            <text:p>#DIV/0!</text:p>
          </table:table-cell>
          <table:table-cell office:value-type="string" calcext:value-type="string">
            <text:p>m/s</text:p>
          </table:table-cell>
          <table:table-cell table:formula="of:=[.G35]/[.E35]" office:value-type="string" office:string-value="" calcext:value-type="error">
            <text:p>#DIV/0!</text:p>
          </table:table-cell>
          <table:table-cell table:formula="of:=[.G35]/0.3048" office:value-type="string" office:string-value="" calcext:value-type="error">
            <text:p>#DIV/0!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</text:p>
          </table:table-cell>
          <table:table-cell table:formula="of:=[.C36]/1000"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table:formula="of:=[.$I$4]/[.E36]" office:value-type="string" office:string-value="" calcext:value-type="error">
            <text:p>#DIV/0!</text:p>
          </table:table-cell>
          <table:table-cell office:value-type="string" calcext:value-type="string">
            <text:p>m/s</text:p>
          </table:table-cell>
          <table:table-cell table:formula="of:=[.G36]/[.E36]" office:value-type="string" office:string-value="" calcext:value-type="error">
            <text:p>#DIV/0!</text:p>
          </table:table-cell>
          <table:table-cell table:formula="of:=[.G36]/0.3048" office:value-type="string" office:string-value="" calcext:value-type="error">
            <text:p>#DIV/0!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</text:p>
          </table:table-cell>
          <table:table-cell table:formula="of:=[.C37]/1000"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table:formula="of:=[.$I$4]/[.E37]" office:value-type="string" office:string-value="" calcext:value-type="error">
            <text:p>#DIV/0!</text:p>
          </table:table-cell>
          <table:table-cell office:value-type="string" calcext:value-type="string">
            <text:p>m/s</text:p>
          </table:table-cell>
          <table:table-cell table:formula="of:=[.G37]/[.E37]" office:value-type="string" office:string-value="" calcext:value-type="error">
            <text:p>#DIV/0!</text:p>
          </table:table-cell>
          <table:table-cell table:formula="of:=[.G37]/0.3048" office:value-type="string" office:string-value="" calcext:value-type="error">
            <text:p>#DIV/0!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</text:p>
          </table:table-cell>
          <table:table-cell table:formula="of:=[.C38]/1000"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table:formula="of:=[.$I$4]/[.E38]" office:value-type="string" office:string-value="" calcext:value-type="error">
            <text:p>#DIV/0!</text:p>
          </table:table-cell>
          <table:table-cell office:value-type="string" calcext:value-type="string">
            <text:p>m/s</text:p>
          </table:table-cell>
          <table:table-cell table:formula="of:=[.G38]/[.E38]" office:value-type="string" office:string-value="" calcext:value-type="error">
            <text:p>#DIV/0!</text:p>
          </table:table-cell>
          <table:table-cell table:formula="of:=[.G38]/0.3048" office:value-type="string" office:string-value="" calcext:value-type="error">
            <text:p>#DIV/0!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</text:p>
          </table:table-cell>
          <table:table-cell table:formula="of:=[.C39]/1000"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table:formula="of:=[.$I$4]/[.E39]" office:value-type="string" office:string-value="" calcext:value-type="error">
            <text:p>#DIV/0!</text:p>
          </table:table-cell>
          <table:table-cell office:value-type="string" calcext:value-type="string">
            <text:p>m/s</text:p>
          </table:table-cell>
          <table:table-cell table:formula="of:=[.G39]/[.E39]" office:value-type="string" office:string-value="" calcext:value-type="error">
            <text:p>#DIV/0!</text:p>
          </table:table-cell>
          <table:table-cell table:formula="of:=[.G39]/0.3048" office:value-type="string" office:string-value="" calcext:value-type="error">
            <text:p>#DIV/0!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</text:p>
          </table:table-cell>
          <table:table-cell table:formula="of:=[.C40]/1000"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table:formula="of:=[.$I$4]/[.E40]" office:value-type="string" office:string-value="" calcext:value-type="error">
            <text:p>#DIV/0!</text:p>
          </table:table-cell>
          <table:table-cell office:value-type="string" calcext:value-type="string">
            <text:p>m/s</text:p>
          </table:table-cell>
          <table:table-cell table:formula="of:=[.G40]/[.E40]" office:value-type="string" office:string-value="" calcext:value-type="error">
            <text:p>#DIV/0!</text:p>
          </table:table-cell>
          <table:table-cell table:formula="of:=[.G40]/0.3048" office:value-type="string" office:string-value="" calcext:value-type="error">
            <text:p>#DIV/0!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</text:p>
          </table:table-cell>
          <table:table-cell table:formula="of:=[.C41]/1000"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table:formula="of:=[.$I$4]/[.E41]" office:value-type="string" office:string-value="" calcext:value-type="error">
            <text:p>#DIV/0!</text:p>
          </table:table-cell>
          <table:table-cell office:value-type="string" calcext:value-type="string">
            <text:p>m/s</text:p>
          </table:table-cell>
          <table:table-cell table:formula="of:=[.G41]/[.E41]" office:value-type="string" office:string-value="" calcext:value-type="error">
            <text:p>#DIV/0!</text:p>
          </table:table-cell>
          <table:table-cell table:formula="of:=[.G41]/0.3048" office:value-type="string" office:string-value="" calcext:value-type="error">
            <text:p>#DIV/0!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</text:p>
          </table:table-cell>
          <table:table-cell table:formula="of:=[.C42]/1000"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table:formula="of:=[.$I$4]/[.E42]" office:value-type="string" office:string-value="" calcext:value-type="error">
            <text:p>#DIV/0!</text:p>
          </table:table-cell>
          <table:table-cell office:value-type="string" calcext:value-type="string">
            <text:p>m/s</text:p>
          </table:table-cell>
          <table:table-cell table:formula="of:=[.G42]/[.E42]" office:value-type="string" office:string-value="" calcext:value-type="error">
            <text:p>#DIV/0!</text:p>
          </table:table-cell>
          <table:table-cell table:formula="of:=[.G42]/0.3048" office:value-type="string" office:string-value="" calcext:value-type="error">
            <text:p>#DIV/0!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</text:p>
          </table:table-cell>
          <table:table-cell table:formula="of:=[.C43]/1000"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table:formula="of:=[.$I$4]/[.E43]" office:value-type="string" office:string-value="" calcext:value-type="error">
            <text:p>#DIV/0!</text:p>
          </table:table-cell>
          <table:table-cell office:value-type="string" calcext:value-type="string">
            <text:p>m/s</text:p>
          </table:table-cell>
          <table:table-cell table:formula="of:=[.G43]/[.E43]" office:value-type="string" office:string-value="" calcext:value-type="error">
            <text:p>#DIV/0!</text:p>
          </table:table-cell>
          <table:table-cell table:formula="of:=[.G43]/0.3048" office:value-type="string" office:string-value="" calcext:value-type="error">
            <text:p>#DIV/0!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s</text:p>
          </table:table-cell>
          <table:table-cell table:formula="of:=[.C44]/1000"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table:formula="of:=[.$I$4]/[.E44]" office:value-type="string" office:string-value="" calcext:value-type="error">
            <text:p>#DIV/0!</text:p>
          </table:table-cell>
          <table:table-cell office:value-type="string" calcext:value-type="string">
            <text:p>m/s</text:p>
          </table:table-cell>
          <table:table-cell table:formula="of:=[.G44]/[.E44]" office:value-type="string" office:string-value="" calcext:value-type="error">
            <text:p>#DIV/0!</text:p>
          </table:table-cell>
          <table:table-cell table:formula="of:=[.G44]/0.3048" office:value-type="string" office:string-value="" calcext:value-type="error">
            <text:p>#DIV/0!</text:p>
          </table:table-cell>
          <table:table-cell office:value-type="string" calcext:value-type="string">
            <text:p>fp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30T12:04:00.259000000</meta:creation-date>
    <dc:date>2024-05-30T13:25:26.633000000</dc:date>
    <meta:editing-duration>PT1H21M26S</meta:editing-duration>
    <meta:editing-cycles>2</meta:editing-cycles>
    <meta:generator>LibreOffice/7.5.7.1$Windows_X86_64 LibreOffice_project/47eb0cf7efbacdee9b19ae25d6752381ede23126</meta:generator>
    <meta:document-statistic meta:table-count="2" meta:cell-count="320" meta:object-count="0"/>
  </office:meta>
</office:document-meta>
</file>